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ee0e" officeooo:paragraph-rsid="0008ee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IMU @ 20Hz</text:p>
      <text:p text:style-name="P1">Sample Baro @ 20Hz</text:p>
      <text:p text:style-name="P1">Sample GPS at loop speed</text:p>
      <text:p text:style-name="P1">IMU x: 0 to 360 (yaw)</text:p>
      <text:p text:style-name="P1">IMU y: -90 to 90 (pitch)</text:p>
      <text:p text:style-name="P1">IMU z: -90 to 90 (roll)</text:p>
      <text:p text:style-name="P1">Baro +/- 25m resolution</text:p>
      <text:p text:style-name="P1">GPS: fix type/lat/long/speed/altitude/heading</text:p>
      <text:p text:style-name="P1"/>
      <text:p text:style-name="P1">output servo @ 20Hz</text:p>
      <text:p text:style-name="P1"/>
      <text:p text:style-name="P1">barometer &amp; IMU pitch → current &amp; desired height</text:p>
      <text:p text:style-name="P1">GPS position → heading &amp; crosstrack</text:p>
      <text:p text:style-name="P1">IMU → control to setpoi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t Altobelli</meta:initial-creator>
    <meta:creation-date>2016-02-29T23:16:00.809864654</meta:creation-date>
    <dc:date>2016-03-01T01:03:13.240274653</dc:date>
    <dc:creator>Kent Altobelli</dc:creator>
    <meta:editing-duration>PT1H32M2S</meta:editing-duration>
    <meta:editing-cycles>1</meta:editing-cycles>
    <meta:document-statistic meta:table-count="0" meta:image-count="0" meta:object-count="0" meta:page-count="1" meta:paragraph-count="12" meta:word-count="62" meta:character-count="323" meta:non-whitespace-character-count="273"/>
    <meta:generator>LibreOffice/5.0.3.2$Linux_X86_64 LibreOffice_project/00m0$Build-2</meta:generator>
  </office:meta>
</office:document-meta>
</file>